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style:page-number="auto"/>
    </style:style>
    <style:style style:name="P3" style:family="paragraph" style:parent-style-name="List_20_Paragraph" style:list-style-name="WWNum1"/>
    <style:style style:name="P4" style:family="paragraph" style:parent-style-name="List_20_Paragraph" style:list-style-name="WWNum1">
      <style:text-properties fo:language="en" fo:country="US"/>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R BOOK MAP PROJECT</text:span></text:p>
      <text:p text:style-name="Standard"><text:span text:style-name="T1">PROJECT GOAL:</text:span> </text:p>
      <text:p text:style-name="Standard">The project goal is to bring the content of a map in a book to life using Augmented Reality. The outcome would be taking a normal map in a novel and making the contents have more depth and animate as the viewer looks at it through their mobile devices. </text:p>
      <text:p text:style-name="P1"/>
      <text:p text:style-name="Standard"><text:span text:style-name="T1">AIM:</text:span> </text:p>
      <text:p text:style-name="Standard">The aim is to understand how to generate augmented reality content from a 2D project. </text:p>
      <text:p text:style-name="P1"/>
      <text:p text:style-name="Standard"><text:span text:style-name="T1">LEARNING OUTCOME:</text:span> </text:p>
      <text:p text:style-name="Standard">At the end of this experiment, I should be able to create AR technology for real world book contents. </text:p>
      <text:p text:style-name="Standard">Usual AR approach would have a 3D model superimposed on the real-world object or environment. But my idea, it to make the map look organic like it’s alive. The contents on the map don’t jump out at you as if imposed above it. Instead, it will seem like the content on the map are moving within the map, itself.</text:p>
      <text:p text:style-name="Standard"/>
      <text:p text:style-name="Standard"><text:span text:style-name="T1">PRACTICAL USES:</text:span></text:p>
      <text:p text:style-name="Standard">Readers can use the AR experience to make their reading more engaging. Readers can find hidden messages, secrets within the maps or follow the journey of the main character through the maps.</text:p>
      <text:p text:style-name="P1"/>
      <text:p text:style-name="Standard"><text:span text:style-name="T1">RESEARCH: </text:span></text:p>
      <text:p text:style-name="Standard">I began my experiment by first researching the concepts that I wanted to try an replicate.</text:p>
      <text:list xml:id="list7954834995792481872" text:style-name="WWNum1">
        <text:list-item>
          <text:p text:style-name="P3">Diablo game cinematics, where the content of the map on a book seemed to be animated. </text:p>
        </text:list-item>
      </text:list>
      <text:p text:style-name="List_20_Paragraph">See images below for reference or follow the links and use the timestamp to view the map content.</text:p>
      <text:list xml:id="list39522521" text:continue-numbering="true" text:style-name="WWNum1">
        <text:list-item>
          <text:p text:style-name="P3">The effect I was going for in the map is a sort of 2.5D. Where the content still looks kinda 2D but with little animation in it giving it a slight 3D feel but not completely.</text:p>
        </text:list-item>
        <text:list-item>
          <text:p text:style-name="P3">First thing I have to do is decide on the book and the Map.</text:p>
        </text:list-item>
        <text:list-item>
          <text:p text:style-name="P3">I chose the Wilbur Smith’s Desert god. Because It had a very detailed map between the front cover and the first page.</text:p>
        </text:list-item>
        <text:list-item>
          <text:p text:style-name="P3">Second step was getting a clear shot of the map for the AR experiment. </text:p>
        </text:list-item>
        <text:list-item>
          <text:p text:style-name="P3">I tried finding the map online, but I couldn’t. So, I had to take a snapshot of the map with my mobile phone. I transferred it to the Lab Pc as an email attachment and via Google drive when one of the files wouldn’t send via email.</text:p>
        </text:list-item>
        <text:list-item>
          <text:p text:style-name="P3"><text:soft-page-break/>The image required some work before it could be used. I removed excess part of the image. The parts that had details outside the book. I cropped those out. </text:p>
        </text:list-item>
        <text:list-item>
          <text:p text:style-name="P3">The map for slightly bent at an angle. Even after rotating it, it had a weird shape. To solve this I did a map extention. Using the stamp tool and brush tool in Photoshop to to clone certain regions and paint in some extra details. In the end I had a completely new map.</text:p>
        </text:list-item>
        <text:list-item>
          <text:p text:style-name="P3">With the map edited and put in a good place. It was now time to get into creating the virtual experience. </text:p>
        </text:list-item>
        <text:list-item>
          <text:p text:style-name="P3">First, I needed a building that would be used Iin the experiment. I didn't want a mesh with too many detains, which would in turn lead to long render time. Plus, I wanted some control over the meshes features.</text:p>
        </text:list-item>
        <text:list-item>
          <text:p text:style-name="P3">I Opened blender and created a miniature desert city using the default cube. </text:p>
        </text:list-item>
        <text:list-item>
          <text:p text:style-name="P3">By duplicating the default cube mesh and using insert, extrude and edge loops, I created a very desent Very low poly model.</text:p>
        </text:list-item>
        <text:list-item>
          <text:p text:style-name="P4">More this experiment to work the Model would have to look and feel like part of the map and not some random 3D object that shows on the map. Thefore the model need to appear like it was draw and made on paper.</text:p>
        </text:list-item>
        <text:list-item>
          <text:p text:style-name="P4">To accomplish this, I would first need the model would need to be textured like the map, secondly it would have to be outlined along the edges to make it appear drawn.</text:p>
        </text:list-item>
        <text:list-item>
          <text:p text:style-name="P4">To get the right texture, I created a new texture from the map. Taking a portion of it and using the clone stamp tool and brush to paint a texture similar <text:s/>to the map but without any annotations on it.</text:p>
        </text:list-item>
        <text:list-item>
          <text:p text:style-name="P4">Before I can appl y the texture on the model, it need to have Uvs. Seeing as the main purpose of my experiment is the AR experience, I didn't detail the Uvs, instead I created rough Uvs for all the models that would be sufficient for the texturing to be useable.</text:p>
        </text:list-item>
        <text:list-item>
          <text:p text:style-name="P4">Once I was satisfied with the Uvs, I applied the texture to the default <text:s/>material <text:s/>in blender, which applied it to all the meshes.</text:p>
        </text:list-item>
        <text:list-item>
          <text:p text:style-name="P4">When I tested the render it look good but it didn't quite have the proportions when viewed. It looked too straight. To get it to look right, I changed the camera view from persperctive to orthographic. And that made it much closer in appearance.</text:p>
        </text:list-item>
        <text:list-item>
          <text:p text:style-name="P4">Next step was to apply an outline to the mesh. Looking at the reference we could see that the annoations had an outline on them giving them that sketch appearance.</text:p>
        </text:list-item>
        <text:list-item>
          <text:p text:style-name="P4">To accomplish this, I applied a second material to the model. Giving it the same dark color around the images in the map. I then used a modifier to subtact the color of the new material <text:s/>from the main texture. Pushing the colors to the edges of the mesh. Giving me the look I wanted.</text:p>
        </text:list-item>
        <text:list-item>
          <text:p text:style-name="P4"/>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ughu Aiyewa (Student)</meta:initial-creator>
    <dc:creator>Tughu Aiyewa</dc:creator>
    <meta:editing-cycles>14</meta:editing-cycles>
    <meta:creation-date>2023-03-20T16:16:00</meta:creation-date>
    <dc:date>2023-03-21T19:27:44.09</dc:date>
    <meta:editing-duration>PT5H40M18S</meta:editing-duration>
    <meta:generator>OpenOffice/4.1.13$Win32 OpenOffice.org_project/4113m1$Build-9810</meta:generator>
    <meta:document-statistic meta:table-count="0" meta:image-count="0" meta:object-count="0" meta:page-count="2" meta:paragraph-count="33" meta:word-count="886" meta:character-count="4568"/>
    <meta:user-defined meta:name="AppVersion">16.0000</meta:user-defined>
    <meta:user-defined meta:name="Company">University of the West of Englan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